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 table:number-columns-repeated="13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 table:number-rows-repeated="10481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11:28:55.1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6T11:33:30.337000000</dc:date>
    <meta:editing-duration>P3DT10H55M30S</meta:editing-duration>
    <meta:editing-cycles>1403</meta:editing-cycles>
    <meta:document-statistic meta:table-count="2" meta:cell-count="6567" meta:object-count="0"/>
  </office:meta>
</office:document-meta>
</file>